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6.002cm" fo:margin-left="0cm" table:align="left"/>
    </style:style>
    <style:style style:name="Tableau2.A" style:family="table-column">
      <style:table-column-properties style:column-width="4.773cm"/>
    </style:style>
    <style:style style:name="Tableau2.C" style:family="table-column">
      <style:table-column-properties style:column-width="1.683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7.625cm" fo:margin-left="0cm" table:align="left"/>
    </style:style>
    <style:style style:name="Tableau6.A" style:family="table-column">
      <style:table-column-properties style:column-width="3.875cm"/>
    </style:style>
    <style:style style:name="Tableau6.B" style:family="table-column">
      <style:table-column-properties style:column-width="3.75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1b3f4d"/>
    </style:style>
    <style:style style:name="P2" style:family="paragraph" style:parent-style-name="Standard">
      <style:text-properties officeooo:paragraph-rsid="00254565"/>
    </style:style>
    <style:style style:name="P3" style:family="paragraph" style:parent-style-name="Normal">
      <style:paragraph-properties fo:line-height="115%"/>
      <style:text-properties fo:language="en" fo:country="US"/>
    </style:style>
    <style:style style:name="P4" style:family="paragraph" style:parent-style-name="Normal">
      <style:paragraph-properties fo:line-height="115%"/>
      <style:text-properties fo:language="en" fo:country="US" officeooo:paragraph-rsid="0023cf49"/>
    </style:style>
    <style:style style:name="P5" style:family="paragraph" style:parent-style-name="Normal">
      <style:paragraph-properties fo:line-height="115%"/>
      <style:text-properties fo:language="en" fo:country="US" style:font-name-asian="Yu Mincho"/>
    </style:style>
    <style:style style:name="P6" style:family="paragraph" style:parent-style-name="Normal">
      <style:paragraph-properties fo:line-height="115%"/>
    </style:style>
    <style:style style:name="P7" style:family="paragraph" style:parent-style-name="Normal">
      <style:paragraph-properties fo:line-height="115%"/>
      <style:text-properties officeooo:paragraph-rsid="002c973c"/>
    </style:style>
    <style:style style:name="P8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language="en" fo:country="US" fo:font-weight="bold" officeooo:paragraph-rsid="00254565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language="en" fo:country="US" officeooo:paragraph-rsid="00254565" style:font-name-asian="Times New Roman" style:language-asian="fr" style:country-asian="FR" style:font-name-complex="Times New Roman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15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1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18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19" style:family="paragraph" style:parent-style-name="Title" style:master-page-name="MP0">
      <style:paragraph-properties style:page-number="auto"/>
    </style:style>
    <style:style style:name="P20" style:family="paragraph" style:parent-style-name="Heading_20_1">
      <style:text-properties fo:font-weight="normal" style:font-weight-asian="normal" style:font-weight-complex="normal"/>
    </style:style>
    <style:style style:name="P21" style:family="paragraph" style:parent-style-name="Normal">
      <style:paragraph-properties fo:line-height="115%"/>
      <style:text-properties officeooo:paragraph-rsid="002d1d8c"/>
    </style:style>
    <style:style style:name="P22" style:family="paragraph" style:parent-style-name="Normal">
      <style:paragraph-properties fo:line-height="115%"/>
      <style:text-properties officeooo:paragraph-rsid="002f3715"/>
    </style:style>
    <style:style style:name="P23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fo:language="en" fo:country="US" officeooo:paragraph-rsid="002eecd0"/>
    </style:style>
    <style:style style:name="P24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2eecd0"/>
    </style:style>
    <style:style style:name="P25" style:family="paragraph" style:parent-style-name="Paragraphe_20_de_20_liste" style:list-style-name="L1">
      <style:paragraph-properties fo:line-height="115%"/>
      <style:text-properties officeooo:paragraph-rsid="001d4463"/>
    </style:style>
    <style:style style:name="P26" style:family="paragraph" style:parent-style-name="Paragraphe_20_de_20_liste" style:list-style-name="L1">
      <style:paragraph-properties fo:line-height="115%"/>
      <style:text-properties officeooo:paragraph-rsid="0014a135"/>
    </style:style>
    <style:style style:name="P27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officeooo:rsid="002c973c"/>
    </style:style>
    <style:style style:name="T3" style:family="text">
      <style:text-properties fo:color="#000000" loext:opacity="100%" officeooo:rsid="001c1c5b"/>
    </style:style>
    <style:style style:name="T4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Yu Mincho"/>
    </style:style>
    <style:style style:name="T7" style:family="text">
      <style:text-properties fo:language="en" fo:country="US" style:font-name-asian="Yu Mincho" style:font-style-complex="italic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2c973c" style:font-weight-asian="bold" style:font-weight-complex="bold"/>
    </style:style>
    <style:style style:name="T11" style:family="text">
      <style:text-properties fo:language="en" fo:country="US" fo:font-weight="bold" style:font-name-asian="Yu Mincho" style:font-weight-asian="bold" style:font-weight-complex="bold"/>
    </style:style>
    <style:style style:name="T12" style:family="text">
      <style:text-properties fo:language="en" fo:country="US" style:font-weight-complex="bold"/>
    </style:style>
    <style:style style:name="T13" style:family="text">
      <style:text-properties fo:language="en" fo:country="US" officeooo:rsid="002d1d8c"/>
    </style:style>
    <style:style style:name="T14" style:family="text">
      <style:text-properties fo:language="en" fo:country="US" officeooo:rsid="002f3715"/>
    </style:style>
    <style:style style:name="T15" style:family="text">
      <style:text-properties fo:font-size="7pt" fo:language="en" fo:country="US" style:font-name-asian="Yu Mincho" style:font-size-asian="7pt" style:font-size-complex="7pt"/>
    </style:style>
    <style:style style:name="T16" style:family="text">
      <style:text-properties fo:font-size="4pt" fo:language="en" fo:country="US" style:font-name-asian="Yu Mincho" style:font-size-asian="4pt" style:font-size-complex="4pt"/>
    </style:style>
    <style:style style:name="T17" style:family="text">
      <style:text-properties officeooo:rsid="002d1d8c"/>
    </style:style>
    <style:style style:name="fr1" style:family="graphic" style:parent-style-name="Frame">
      <style:graphic-properties fo:margin-top="0cm" fo:margin-bottom="0cm" style:wrap="run-through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wrap-influence-on-position="once-concurrent" loext:allow-overlap="true" draw:ole-draw-aspect="1"/>
    </style:style>
    <style:style style:name="fr5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ypes of attributes and methods of the class TransactionSet</text:p>
      <text:h text:style-name="P20" text:outline-level="1">Notation</text:h>
      <text:list xml:id="list3922463926" text:style-name="L1">
        <text:list-item>
          <text:p text:style-name="P25"><text:span text:style-name="Police_20_par_20_défaut"><text:span text:style-name="T16"><text:s/></text:span></text:span><draw:frame draw:style-name="fr3" draw:name="Objet1" text:anchor-type="as-char" svg:width="0.482cm" svg:height="0.467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Police_20_par_20_défaut"><text:span text:style-name="T16"><text:s/></text:span></text:span><text:s/><text:span text:style-name="Police_20_par_20_défaut"><text:span text:style-name="T5">denotes the number of transactions.</text:span></text:span></text:p>
        </text:list-item>
        <text:list-item>
          <text:p text:style-name="P26"><text:span text:style-name="Police_20_par_20_défaut"><text:span text:style-name="T6"><draw:frame draw:style-name="fr3" draw:name="Objet2" text:anchor-type="as-char" svg:width="0.547cm" svg:height="0.467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5">denotes</text:span></text:span><text:span text:style-name="Police_20_par_20_défaut"><text:span text:style-name="T6"> the number of names associated with the transactions.</text:span></text:span></text:p>
        </text:list-item>
        <text:list-item>
          <text:p text:style-name="P26"><text:span text:style-name="Police_20_par_20_défaut"><text:span text:style-name="T15"><text:s/></text:span></text:span><text:span text:style-name="Police_20_par_20_défaut"><text:span text:style-name="T6"><draw:frame draw:style-name="fr5" draw:name="Objet3" text:anchor-type="as-char" svg:width="0.439cm" svg:height="0.467cm" draw:z-index="17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6"><text:s/>denotes public attributes and methods (i.e., exported attributes and methods).</text:span></text:span></text:p>
        </text:list-item>
        <text:list-item>
          <text:p text:style-name="P25"><text:span text:style-name="Police_20_par_20_défaut"><text:span text:style-name="T15"><text:s/></text:span></text:span><text:span text:style-name="T5"><draw:frame draw:style-name="fr2" draw:name="4" text:anchor-type="as-char" svg:width="0.439cm" style:rel-width="scale" svg:height="0.467cm" style:rel-height="scale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Police_20_par_20_défaut"><text:span text:style-name="T15"><text:s/></text:span></text:span><text:span text:style-name="Police_20_par_20_défaut"><text:span text:style-name="T6"><text:s/>denotes private attributes and methods (i.e., non-exported attributes and methods).</text:span></text:span></text:p>
        </text:list-item>
      </text:list>
      <text:h text:style-name="Heading_20_1" text:outline-level="1">Attributes</text:h>
      <text:p text:style-name="P6"><text:span text:style-name="Police_20_par_20_défaut"><text:span text:style-name="T6"><draw:frame draw:style-name="fr3" draw:name="Objet7" text:anchor-type="as-char" svg:width="0.439cm" svg:height="0.467cm" draw:z-index="1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data</text:span></text:span><text:span text:style-name="Police_20_par_20_défaut"><text:span text:style-name="T5">: list(named list)</text:span></text:span>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 table:style-name="TableLine3043526798416">
          <table:table-cell table:style-name="Tableau2.A1" office:value-type="string">
            <text:p text:style-name="P8">$transaction1</text:p>
          </table:table-cell>
          <table:table-cell table:style-name="Tableau2.A1" office:value-type="string">
            <text:p text:style-name="P8">$transaction2</text:p>
          </table:table-cell>
          <table:table-cell table:style-name="Tableau2.A1" office:value-type="string">
            <text:p text:style-name="P9">…</text:p>
          </table:table-cell>
          <table:table-cell table:style-name="Tableau2.A1" office:value-type="string">
            <text:p text:style-name="P8">$transactionT</text:p>
          </table:table-cell>
        </table:table-row>
        <table:table-row table:style-name="TableLine3043526819360"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0">name 1</text:p>
                </table:table-cell>
                <table:table-cell table:style-name="Tableau3.B1" office:value-type="string">
                  <text:p text:style-name="P12">vector</text:p>
                </table:table-cell>
              </table:table-row>
              <table:table-row table:style-name="Tableau3.1">
                <table:table-cell table:style-name="Tableau3.A2" office:value-type="string">
                  <text:p text:style-name="P10">name 2</text:p>
                </table:table-cell>
                <table:table-cell table:style-name="Tableau3.B2" office:value-type="string">
                  <text:p text:style-name="P12">vector</text:p>
                </table:table-cell>
              </table:table-row>
              <table:table-row table:style-name="Tableau3.1">
                <table:table-cell table:style-name="Tableau3.A3" office:value-type="string">
                  <text:p text:style-name="P10">…</text:p>
                </table:table-cell>
                <table:table-cell table:style-name="Tableau3.B3" office:value-type="string">
                  <text:p text:style-name="P12">…</text:p>
                </table:table-cell>
              </table:table-row>
              <table:table-row table:style-name="Tableau3.1">
                <table:table-cell table:style-name="Tableau3.A4" office:value-type="string">
                  <text:p text:style-name="P14"><text:span text:style-name="Police_20_par_20_défaut"><text:span text:style-name="T4">name</text:span></text:span><text:span text:style-name="Police_20_par_20_défaut"><text:span text:style-name="T4"><draw:frame draw:style-name="fr4" draw:name="Objet4" text:anchor-type="as-char" svg:width="0.564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Police_20_par_20_défaut"><text:span text:style-name="T4"> </text:span></text:span></text:p>
                </table:table-cell>
                <table:table-cell table:style-name="Tableau3.B4" office:value-type="string">
                  <text:p text:style-name="P12">vector</text:p>
                </table:table-cell>
              </table:table-row>
            </table:table>
            <text:p text:style-name="P8"/>
          </table:table-cell>
          <table:table-cell table:style-name="Tableau2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10">name 1</text:p>
                </table:table-cell>
                <table:table-cell table:style-name="Tableau4.B1" office:value-type="string">
                  <text:p text:style-name="P12">vector</text:p>
                </table:table-cell>
              </table:table-row>
              <table:table-row table:style-name="Tableau4.1">
                <table:table-cell table:style-name="Tableau4.A2" office:value-type="string">
                  <text:p text:style-name="P10">name 2</text:p>
                </table:table-cell>
                <table:table-cell table:style-name="Tableau4.B2" office:value-type="string">
                  <text:p text:style-name="P12">vector</text:p>
                </table:table-cell>
              </table:table-row>
              <table:table-row table:style-name="Tableau4.1">
                <table:table-cell table:style-name="Tableau4.A3" office:value-type="string">
                  <text:p text:style-name="P10">…</text:p>
                </table:table-cell>
                <table:table-cell table:style-name="Tableau4.B3" office:value-type="string">
                  <text:p text:style-name="P12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14"><text:span text:style-name="Police_20_par_20_défaut"><text:span text:style-name="T4">name</text:span></text:span><text:span text:style-name="Police_20_par_20_défaut"><text:span text:style-name="T4"><draw:frame draw:style-name="fr4" draw:name="Objet5" text:anchor-type="as-char" svg:width="0.564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Police_20_par_20_défaut"><text:span text:style-name="T4"> </text:span></text:span></text:p>
                </table:table-cell>
                <table:table-cell table:style-name="Tableau4.B4" office:value-type="string">
                  <text:p text:style-name="P12">vector</text:p>
                </table:table-cell>
              </table:table-row>
            </table:table>
            <text:p text:style-name="P8"/>
          </table:table-cell>
          <table:table-cell table:style-name="Tableau2.C2" office:value-type="string">
            <text:p text:style-name="P9">…</text:p>
          </table:table-cell>
          <table:table-cell table:style-name="Tableau2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10">name 1</text:p>
                </table:table-cell>
                <table:table-cell table:style-name="Tableau5.B1" office:value-type="string">
                  <text:p text:style-name="P12">vector</text:p>
                </table:table-cell>
              </table:table-row>
              <table:table-row table:style-name="Tableau5.1">
                <table:table-cell table:style-name="Tableau5.A2" office:value-type="string">
                  <text:p text:style-name="P10">name 2</text:p>
                </table:table-cell>
                <table:table-cell table:style-name="Tableau5.B2" office:value-type="string">
                  <text:p text:style-name="P12">vector</text:p>
                </table:table-cell>
              </table:table-row>
              <table:table-row table:style-name="Tableau5.1">
                <table:table-cell table:style-name="Tableau5.A3" office:value-type="string">
                  <text:p text:style-name="P10">…</text:p>
                </table:table-cell>
                <table:table-cell table:style-name="Tableau5.B3" office:value-type="string">
                  <text:p text:style-name="P12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14"><text:span text:style-name="Police_20_par_20_défaut"><text:span text:style-name="T4">name</text:span></text:span><text:span text:style-name="Police_20_par_20_défaut"><text:span text:style-name="T4"><draw:frame draw:style-name="fr4" draw:name="Objet6" text:anchor-type="as-char" svg:width="0.564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Police_20_par_20_défaut"><text:span text:style-name="T4"> </text:span></text:span></text:p>
                </table:table-cell>
                <table:table-cell table:style-name="Tableau5.B4" office:value-type="string">
                  <text:p text:style-name="P12">vector</text:p>
                </table:table-cell>
              </table:table-row>
            </table:table>
            <text:p text:style-name="P8"/>
          </table:table-cell>
        </table:table-row>
      </table:table>
      <text:p text:style-name="P3"/>
      <text:p text:style-name="P6"><text:span text:style-name="Police_20_par_20_défaut"><text:span text:style-name="T6"><draw:frame draw:style-name="fr3" draw:name="Objet16" text:anchor-type="as-char" svg:width="0.439cm" svg:height="0.467cm" draw:z-index="3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names</text:span></text:span><text:span text:style-name="Police_20_par_20_défaut"><text:span text:style-name="T5">: vector(</text:span></text:span><text:span text:style-name="Police_20_par_20_défaut"><text:span text:style-name="T7">character</text:span></text:span><text:span text:style-name="Police_20_par_20_défaut"><text:span text:style-name="T5">)</text:span></text:span></text:p>
      <text:p text:style-name="P6"><text:span text:style-name="Police_20_par_20_défaut"><text:span text:style-name="T6"><draw:frame draw:style-name="fr3" draw:name="Objet17" text:anchor-type="as-char" svg:width="0.439cm" svg:height="0.467cm" draw:z-index="3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item_key</text:span></text:span><text:span text:style-name="Police_20_par_20_défaut"><text:span text:style-name="T5">: character</text:span></text:span></text:p>
      <text:p text:style-name="P6"><text:span text:style-name="Police_20_par_20_défaut"><text:span text:style-name="T6"><draw:frame draw:style-name="fr3" draw:name="Objet18" text:anchor-type="as-char" svg:width="0.439cm" svg:height="0.467cm" draw:z-index="3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year_key</text:span></text:span><text:span text:style-name="Police_20_par_20_défaut"><text:span text:style-name="T12">: character</text:span></text:span></text:p>
      <text:h text:style-name="Heading_20_1" text:outline-level="1">Methods</text:h>
      <text:p text:style-name="P6"><text:span text:style-name="Police_20_par_20_défaut"><text:span text:style-name="T6"><draw:frame draw:style-name="fr3" draw:name="Objet8" text:anchor-type="as-char" svg:width="0.439cm" svg:height="0.467cm" draw:z-index="9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transaction.set(data</text:span></text:span><text:span text:style-name="Police_20_par_20_défaut"><text:span text:style-name="T5">: see attribute </text:span></text:span><text:span text:style-name="Police_20_par_20_défaut"><text:span text:style-name="T8">data</text:span></text:span><text:span text:style-name="Police_20_par_20_défaut"><text:span text:style-name="T5">,</text:span></text:span><text:span text:style-name="Police_20_par_20_défaut"><text:span text:style-name="T8"> item_key</text:span></text:span><text:span text:style-name="Police_20_par_20_défaut"><text:span text:style-name="T5">: see attribute </text:span></text:span><text:span text:style-name="Police_20_par_20_défaut"><text:span text:style-name="T9">item_key</text:span></text:span><text:span text:style-name="Police_20_par_20_défaut"><text:span text:style-name="T5">,</text:span></text:span></text:p>
      <text:p text:style-name="P15"><text:span text:style-name="Police_20_par_20_défaut"><text:span text:style-name="T5"><text:s text:c="6"/></text:span></text:span><text:span text:style-name="Police_20_par_20_défaut"><text:span text:style-name="T9">year_key</text:span></text:span><text:span text:style-name="Police_20_par_20_défaut"><text:span text:style-name="T5">: see attribute </text:span></text:span><text:span text:style-name="Police_20_par_20_défaut"><text:span text:style-name="T9">year_key</text:span></text:span><text:span text:style-name="Police_20_par_20_défaut"><text:span text:style-name="T5">, </text:span></text:span><text:span text:style-name="Police_20_par_20_défaut"><text:span text:style-name="T9">names</text:span></text:span><text:span text:style-name="Police_20_par_20_défaut"><text:span text:style-name="T5">: see attribute </text:span></text:span><text:span text:style-name="Police_20_par_20_défaut"><text:span text:style-name="T9">names)</text:span></text:span><text:span text:style-name="Police_20_par_20_défaut"><text:span text:style-name="T5">:</text:span></text:span><text:span text:style-name="Police_20_par_20_défaut"><text:span text:style-name="T9"> </text:span></text:span><text:span text:style-name="Police_20_par_20_défaut"><text:span text:style-name="T5">TransactionSet</text:span></text:span></text:p>
      <text:p text:style-name="P5"/>
      <text:p text:style-name="P6"><text:span text:style-name="Police_20_par_20_défaut"><text:span text:style-name="T7"><draw:frame draw:style-name="fr3" draw:name="Objet9" text:anchor-type="as-char" svg:width="0.439cm" svg:height="0.467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8">as(Class</text:span></text:span><text:span text:style-name="Police_20_par_20_défaut"><text:span text:style-name="T12">: “data.frame”</text:span></text:span><text:span text:style-name="Police_20_par_20_défaut"><text:span text:style-name="T8">)</text:span></text:span><text:span text:style-name="Police_20_par_20_défaut"><text:span text:style-name="T5">: data.frame</text:span></text:span></text:p>
      <text:p text:style-name="P6"><text:span text:style-name="Police_20_par_20_défaut"><text:span text:style-name="T7"><draw:frame draw:style-name="fr3" draw:name="Objet10" text:anchor-type="as-char" svg:width="0.439cm" svg:height="0.467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8">as(Class</text:span></text:span><text:span text:style-name="Police_20_par_20_défaut"><text:span text:style-name="T12">: “transactions”</text:span></text:span><text:span text:style-name="Police_20_par_20_défaut"><text:span text:style-name="T8">)</text:span></text:span><text:span text:style-name="Police_20_par_20_défaut"><text:span text:style-name="T5">: transactions (class from the package arules)</text:span></text:span></text:p>
      <text:p text:style-name="P5"/>
      <text:p text:style-name="P6"><text:span text:style-name="Police_20_par_20_défaut"><text:span text:style-name="T6"><draw:frame draw:style-name="fr3" draw:name="Objet11" text:anchor-type="as-char" svg:width="0.439cm" svg:height="0.467cm" draw:z-index="1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9">subset(indices</text:span></text:span><text:span text:style-name="Police_20_par_20_défaut"><text:span text:style-name="T5">: vector(numeric) or vector(logical), </text:span></text:span><text:span text:style-name="Police_20_par_20_défaut"><text:span text:style-name="T9">keep_names</text:span></text:span><text:span text:style-name="Police_20_par_20_défaut"><text:span text:style-name="T5">: logical</text:span></text:span><text:span text:style-name="Police_20_par_20_défaut"><text:span text:style-name="T9">)</text:span></text:span><text:span text:style-name="Police_20_par_20_défaut"><text:span text:style-name="T5">: TransactionSet</text:span></text:span></text:p>
      <text:p text:style-name="P6"><text:span text:style-name="Police_20_par_20_défaut"><text:span text:style-name="T6"><draw:frame draw:style-name="fr3" draw:name="Objet12" text:anchor-type="as-char" svg:width="0.439cm" svg:height="0.467cm" draw:z-index="13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9">reorder(permutation</text:span></text:span><text:span text:style-name="Police_20_par_20_défaut"><text:span text:style-name="T5">: vector(numeric) or vector(character)</text:span></text:span><text:span text:style-name="Police_20_par_20_défaut"><text:span text:style-name="T9">)</text:span></text:span><text:span text:style-name="Police_20_par_20_défaut"><text:span text:style-name="T5">: TransactionSet</text:span></text:span></text:p>
      <text:p text:style-name="P3"/>
      <text:p text:style-name="P6"><text:span text:style-name="Police_20_par_20_défaut"><text:span text:style-name="T6"><draw:frame draw:style-name="fr3" draw:name="Objet13" text:anchor-type="as-char" svg:width="0.439cm" svg:height="0.467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export(…)</text:span></text:span></text:p>
      <text:p text:style-name="P3"/>
      <text:p text:style-name="P6"><text:span text:style-name="Police_20_par_20_défaut"><text:span text:style-name="T6"><draw:frame draw:style-name="fr3" draw:name="Objet14" text:anchor-type="as-char" svg:width="0.439cm" svg:height="0.467cm" draw:z-index="15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9">get_all_items(): </text:span></text:span><text:span text:style-name="Police_20_par_20_défaut"><text:span text:style-name="T5">vector</text:span></text:span></text:p>
      <text:p text:style-name="P7"><text:span text:style-name="Police_20_par_20_défaut"><text:span text:style-name="T6"><draw:frame draw:style-name="fr3" draw:name="Objet33" text:anchor-type="as-char" svg:width="0.439cm" svg:height="0.467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9">get_all_</text:span></text:span><text:span text:style-name="Police_20_par_20_défaut"><text:span text:style-name="T10">years</text:span></text:span><text:span text:style-name="Police_20_par_20_défaut"><text:span text:style-name="T9">(): </text:span></text:span><text:span text:style-name="Police_20_par_20_défaut"><text:span text:style-name="T5">vector</text:span></text:span></text:p>
      <text:p text:style-name="P6"><text:soft-page-break/><text:span text:style-name="Police_20_par_20_défaut"><text:span text:style-name="T7"><draw:frame draw:style-name="fr3" draw:name="Objet15" text:anchor-type="as-char" svg:width="0.439cm" svg:height="0.467cm" draw:z-index="16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9">get_itemsets()</text:span></text:span><text:span text:style-name="Police_20_par_20_défaut"><text:span text:style-name="T5">: list(vector)</text:span></text:span></text:p>
      <text:p text:style-name="P6"/>
      <text:p text:style-name="P6"><text:span text:style-name="Police_20_par_20_défaut"><text:span text:style-name="T7"><draw:frame draw:style-name="fr3" draw:name="Objet19" text:anchor-type="as-char" svg:width="0.43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9">get_items_from_info(info</text:span></text:span><text:span text:style-name="Police_20_par_20_défaut"><text:span text:style-name="T5">: named list, </text:span></text:span><text:span text:style-name="Police_20_par_20_défaut"><text:span text:style-name="T9">presence</text:span></text:span><text:span text:style-name="Police_20_par_20_défaut"><text:span text:style-name="T5">: character, </text:span></text:span><text:span text:style-name="Police_20_par_20_défaut"><text:span text:style-name="T9">additional</text:span></text:span><text:span text:style-name="Police_20_par_20_défaut"><text:span text:style-name="T5">: vector(character)</text:span></text:span><text:span text:style-name="Police_20_par_20_défaut"><text:span text:style-name="T9">)</text:span></text:span><text:span text:style-name="Police_20_par_20_défaut"><text:span text:style-name="T5">: vector</text:span></text:span></text:p>
      <text:p text:style-name="P16"><text:s text:c="3"/>or named list</text:p>
      <text:p text:style-name="P6"><draw:frame draw:style-name="fr3" draw:name="Objet20" text:anchor-type="as-char" svg:width="0.439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Police_20_par_20_défaut"><text:span text:style-name="T6"><text:s/></text:span></text:span><text:span text:style-name="Police_20_par_20_défaut"><text:span text:style-name="T9">get_info_from_items(items</text:span></text:span><text:span text:style-name="Police_20_par_20_défaut"><text:span text:style-name="T5">: vector, </text:span></text:span><text:span text:style-name="Police_20_par_20_défaut"><text:span text:style-name="T9">info_names</text:span></text:span><text:span text:style-name="Police_20_par_20_défaut"><text:span text:style-name="T5">: vector(character), </text:span></text:span><text:span text:style-name="Police_20_par_20_défaut"><text:span text:style-name="T9">presence</text:span></text:span><text:span text:style-name="Police_20_par_20_défaut"><text:span text:style-name="T5">: character</text:span></text:span><text:span text:style-name="Police_20_par_20_défaut"><text:span text:style-name="T9">)</text:span></text:span><text:span text:style-name="Police_20_par_20_défaut"><text:span text:style-name="T5">: vector</text:span></text:span></text:p>
      <text:p text:style-name="P16"><text:s text:c="3"/>or named list</text:p>
      <text:p text:style-name="P3"/>
      <text:p text:style-name="P6"><draw:frame draw:style-name="fr3" draw:name="Objet21" text:anchor-type="as-char" svg:width="0.439cm" svg:height="0.46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Police_20_par_20_défaut"><text:span text:style-name="T6"><text:s/></text:span></text:span><text:span text:style-name="Police_20_par_20_défaut"><text:span text:style-name="T9">get_complex_trx(as_indices</text:span></text:span><text:span text:style-name="Police_20_par_20_défaut"><text:span text:style-name="T5">: logical</text:span></text:span><text:span text:style-name="Police_20_par_20_défaut"><text:span text:style-name="T9">)</text:span></text:span><text:span text:style-name="Police_20_par_20_défaut"><text:span text:style-name="T5">: TransactionSet or named vector(</text:span></text:span><text:span text:style-name="Police_20_par_20_défaut"><text:span text:style-name="T13">integer</text:span></text:span><text:span text:style-name="Police_20_par_20_défaut"><text:span text:style-name="T5">)</text:span></text:span></text:p>
      <text:p text:style-name="P21"><draw:frame draw:style-name="fr3" draw:name="Objet22" text:anchor-type="as-char" svg:width="0.439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Police_20_par_20_défaut"><text:span text:style-name="T6"><text:s/></text:span></text:span><text:span text:style-name="Police_20_par_20_défaut"><text:span text:style-name="T9">get_simple_trx(as_indices</text:span></text:span><text:span text:style-name="Police_20_par_20_défaut"><text:span text:style-name="T5">: logical</text:span></text:span><text:span text:style-name="Police_20_par_20_défaut"><text:span text:style-name="T9">)</text:span></text:span><text:span text:style-name="Police_20_par_20_défaut"><text:span text:style-name="T5">:</text:span></text:span><text:span text:style-name="Police_20_par_20_défaut"><text:span text:style-name="T9"> </text:span></text:span><text:span text:style-name="Police_20_par_20_défaut"><text:span text:style-name="T5">TransactionSet or named vector(</text:span></text:span><text:span text:style-name="Police_20_par_20_défaut"><text:span text:style-name="T13">integer</text:span></text:span><text:span text:style-name="Police_20_par_20_défaut"><text:span text:style-name="T5">)</text:span></text:span></text:p>
      <text:p text:style-name="P6"><draw:frame draw:style-name="fr3" draw:name="Objet23" text:anchor-type="as-char" svg:width="0.439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Police_20_par_20_défaut"><text:span text:style-name="T6"><text:s/></text:span></text:span><text:span text:style-name="Police_20_par_20_défaut"><text:span text:style-name="T9">get_trx_from_items(items</text:span></text:span><text:span text:style-name="Police_20_par_20_défaut"><text:span text:style-name="T5">: vector, </text:span></text:span><text:span text:style-name="Police_20_par_20_défaut"><text:span text:style-name="T9">presence</text:span></text:span><text:span text:style-name="Police_20_par_20_défaut"><text:span text:style-name="T5">: character, </text:span></text:span><text:span text:style-name="Police_20_par_20_défaut"><text:span text:style-name="T9">as_indices</text:span></text:span><text:span text:style-name="Police_20_par_20_défaut"><text:span text:style-name="T5">: logical</text:span></text:span><text:span text:style-name="Police_20_par_20_défaut"><text:span text:style-name="T9">)</text:span></text:span><text:span text:style-name="Police_20_par_20_défaut"><text:span text:style-name="T5">: TransactionSet or </text:span></text:span></text:p>
      <text:p text:style-name="P23"><text:s text:c="15"/>named vector(<text:span text:style-name="Police_20_par_20_défaut"><text:span text:style-name="T17">integer</text:span></text:span>)</text:p>
      <text:p text:style-name="P6"><draw:frame draw:style-name="fr3" draw:name="Objet24" text:anchor-type="as-char" svg:width="0.439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Police_20_par_20_défaut"><text:span text:style-name="T6"><text:s/></text:span></text:span><text:span text:style-name="Police_20_par_20_défaut"><text:span text:style-name="T9">get_trx_from_info(info</text:span></text:span><text:span text:style-name="Police_20_par_20_défaut"><text:span text:style-name="T5">: named list, </text:span></text:span><text:span text:style-name="Police_20_par_20_défaut"><text:span text:style-name="T9">presence</text:span></text:span><text:span text:style-name="Police_20_par_20_défaut"><text:span text:style-name="T5">: character, </text:span></text:span><text:span text:style-name="Police_20_par_20_défaut"><text:span text:style-name="T9">as_indices</text:span></text:span><text:span text:style-name="Police_20_par_20_défaut"><text:span text:style-name="T5">: logical</text:span></text:span><text:span text:style-name="Police_20_par_20_défaut"><text:span text:style-name="T9">)</text:span></text:span><text:span text:style-name="Police_20_par_20_défaut"><text:span text:style-name="T5">: TransactionSet or </text:span></text:span></text:p>
      <text:p text:style-name="P24"><text:tab/><text:tab/> <text:s text:c="11"/>named vector(<text:span text:style-name="Police_20_par_20_défaut"><text:span text:style-name="T17">integer</text:span></text:span>)</text:p>
      <text:p text:style-name="P3"/>
      <text:p text:style-name="P6"><draw:frame draw:style-name="fr3" draw:name="Objet25" text:anchor-type="as-char" svg:width="0.439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Police_20_par_20_défaut"><text:span text:style-name="T7"><text:s/></text:span></text:span><text:span text:style-name="Police_20_par_20_défaut"><text:span text:style-name="T9">complexity_ratio(items</text:span></text:span><text:span text:style-name="Police_20_par_20_défaut"><text:span text:style-name="T5">: vector</text:span></text:span><text:span text:style-name="Police_20_par_20_défaut"><text:span text:style-name="T9">)</text:span></text:span><text:span text:style-name="Police_20_par_20_défaut"><text:span text:style-name="T5">: named vector(numeric)</text:span></text:span></text:p>
      <text:p text:style-name="P22"><draw:frame draw:style-name="fr3" draw:name="Objet26" text:anchor-type="as-char" svg:width="0.439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Police_20_par_20_défaut"><text:span text:style-name="T6"><text:s/></text:span></text:span><text:span text:style-name="Police_20_par_20_défaut"><text:span text:style-name="T9">complexity_index(items</text:span></text:span><text:span text:style-name="Police_20_par_20_défaut"><text:span text:style-name="T5">: vector</text:span></text:span><text:span text:style-name="Police_20_par_20_défaut"><text:span text:style-name="T9">)</text:span></text:span><text:span text:style-name="Police_20_par_20_défaut"><text:span text:style-name="T5">: named vector(</text:span></text:span><text:span text:style-name="Police_20_par_20_défaut"><text:span text:style-name="T13">integer</text:span></text:span><text:span text:style-name="Police_20_par_20_défaut"><text:span text:style-name="T5">)</text:span></text:span></text:p>
      <text:p text:style-name="P22"><draw:frame draw:style-name="fr3" draw:name="Objet27" text:anchor-type="as-char" svg:width="0.439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Police_20_par_20_défaut"><text:span text:style-name="T6"><text:s/></text:span></text:span><text:span text:style-name="Police_20_par_20_défaut"><text:span text:style-name="T9">co_occurrence_matrix(items</text:span></text:span><text:span text:style-name="Police_20_par_20_défaut"><text:span text:style-name="T5">: vector, </text:span></text:span><text:span text:style-name="Police_20_par_20_défaut"><text:span text:style-name="T9">proportions</text:span></text:span><text:span text:style-name="Police_20_par_20_défaut"><text:span text:style-name="T5">: logical</text:span></text:span><text:span text:style-name="Police_20_par_20_défaut"><text:span text:style-name="T9">)</text:span></text:span><text:span text:style-name="Police_20_par_20_défaut"><text:span text:style-name="T5">: </text:span></text:span><text:span text:style-name="Police_20_par_20_défaut"><text:span text:style-name="T14">named matrix(integer) or </text:span></text:span><text:span text:style-name="Police_20_par_20_défaut"><text:span text:style-name="T5">named</text:span></text:span></text:p>
      <text:p text:style-name="P22"><text:span text:style-name="Police_20_par_20_défaut"><text:span text:style-name="T5"><text:tab/><text:tab/><text:tab/> <text:s text:c="3"/>matrix(numeric)</text:span></text:span></text:p>
      <text:p text:style-name="P3"/>
      <text:p text:style-name="P6"><draw:frame draw:style-name="fr3" draw:name="Objet28" text:anchor-type="as-char" svg:width="0.439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Police_20_par_20_défaut"><text:span text:style-name="T6"><text:s/></text:span></text:span><text:span text:style-name="Police_20_par_20_défaut"><text:span text:style-name="T9">itemset_chart(identifiers</text:span></text:span><text:span text:style-name="Police_20_par_20_défaut"><text:span text:style-name="T5">: character, </text:span></text:span><text:span text:style-name="Police_20_par_20_défaut"><text:span text:style-name="T9">length_one</text:span></text:span><text:span text:style-name="Police_20_par_20_défaut"><text:span text:style-name="T5">: logical, </text:span></text:span><text:span text:style-name="Police_20_par_20_défaut"><text:span text:style-name="T9">jitter</text:span></text:span><text:span text:style-name="Police_20_par_20_défaut"><text:span text:style-name="T5">: logical, </text:span></text:span><text:span text:style-name="Police_20_par_20_défaut"><text:span text:style-name="T9">under</text:span></text:span><text:span text:style-name="Police_20_par_20_défaut"><text:span text:style-name="T5">: character,</text:span></text:span></text:p>
      <text:p text:style-name="P18"><text:span text:style-name="Police_20_par_20_défaut"><text:span text:style-name="T5"><text:s text:c="4"/></text:span></text:span><text:span text:style-name="Police_20_par_20_défaut"><text:span text:style-name="T9">over</text:span></text:span><text:span text:style-name="Police_20_par_20_défaut"><text:span text:style-name="T5">: character,</text:span></text:span><text:span text:style-name="Police_20_par_20_défaut"><text:span text:style-name="T9"> title</text:span></text:span><text:span text:style-name="Police_20_par_20_défaut"><text:span text:style-name="T5">: character,</text:span></text:span><text:span text:style-name="Police_20_par_20_défaut"><text:span text:style-name="T9"> path</text:span></text:span><text:span text:style-name="Police_20_par_20_défaut"><text:span text:style-name="T5">: character, </text:span></text:span><text:span text:style-name="Police_20_par_20_défaut"><text:span text:style-name="T9">name</text:span></text:span><text:span text:style-name="Police_20_par_20_défaut"><text:span text:style-name="T5">: character</text:span></text:span><text:span text:style-name="Police_20_par_20_défaut"><text:span text:style-name="T9">)</text:span></text:span><text:span text:style-name="Police_20_par_20_défaut"><text:span text:style-name="T5">: TransactionSet</text:span></text:span></text:p>
      <text:p text:style-name="P6"><text:span text:style-name="Police_20_par_20_défaut"><text:span text:style-name="T6"><draw:frame draw:style-name="fr2" draw:name="Objet30" text:anchor-type="as-char" svg:width="0.439cm" style:rel-width="scale" svg:height="0.467cm" style:rel-height="scale" draw:z-index="3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11">prepare_</text:span></text:span><text:span text:style-name="Police_20_par_20_défaut"><text:span text:style-name="T9">itemset_chart(identifiers</text:span></text:span><text:span text:style-name="Police_20_par_20_défaut"><text:span text:style-name="T5">: character, </text:span></text:span><text:span text:style-name="Police_20_par_20_défaut"><text:span text:style-name="T9">length_one</text:span></text:span><text:span text:style-name="Police_20_par_20_défaut"><text:span text:style-name="T5">: logical, </text:span></text:span><text:span text:style-name="Police_20_par_20_défaut"><text:span text:style-name="T9">under</text:span></text:span><text:span text:style-name="Police_20_par_20_défaut"><text:span text:style-name="T5">: character,</text:span></text:span></text:p>
      <text:p text:style-name="P17"><text:span text:style-name="Police_20_par_20_défaut"><text:span text:style-name="T5"><text:s text:c="7"/></text:span></text:span><text:span text:style-name="Police_20_par_20_défaut"><text:span text:style-name="T9">order</text:span></text:span><text:span text:style-name="Police_20_par_20_défaut"><text:span text:style-name="T5">: character</text:span></text:span><text:span text:style-name="Police_20_par_20_défaut"><text:span text:style-name="T9">)</text:span></text:span><text:span text:style-name="Police_20_par_20_défaut"><text:span text:style-name="T5">: list</text:span></text:span></text:p>
      <text:p text:style-name="P3">[["transactions"]]: TransactionSet</text:p>
      <text:p text:style-name="P3">[["itemsets"]]: list(vector)</text:p>
      <text:p text:style-name="P4"><draw:frame draw:style-name="fr1" draw:name="Cadre1" text:anchor-type="paragraph" svg:x="3.799cm" svg:y="-0.101cm" svg:width="7.879cm" svg:height="1.401cm" draw:z-index="3"><draw:text-box><table:table table:name="Tableau6" table:style-name="Tableau6"><table:table-column table:style-name="Tableau6.A"/><table:table-column table:style-name="Tableau6.B"/><table:table-row table:style-name="Tableau6.1"><table:table-cell table:style-name="Tableau6.A1" office:value-type="string"><text:p text:style-name="P11">item</text:p></table:table-cell><table:table-cell table:style-name="Tableau6.B1" office:value-type="string"><text:p text:style-name="P11">label</text:p></table:table-cell></table:table-row><table:table-row table:style-name="Tableau6.1"><table:table-cell table:style-name="Tableau6.A2" office:value-type="string"><text:p text:style-name="P13">character or numeric</text:p></table:table-cell><table:table-cell table:style-name="Tableau6.B2" office:value-type="string"><text:p text:style-name="P13">character or numeric</text:p></table:table-cell></table:table-row></table:table><text:p text:style-name="P2"/></draw:text-box></draw:frame>[["items"]]: data.frame</text:p>
      <text:p text:style-name="P4"/>
      <text:p text:style-name="P3">[["under"]]: vector(character)</text:p>
      <text:p text:style-name="P3">[["over"]]: vector(character)</text:p>
      <text:p text:style-name="P3"/>
      <text:p text:style-name="P6"><text:span text:style-name="Police_20_par_20_défaut"><text:span text:style-name="T6"><draw:frame draw:style-name="fr3" draw:name="Objet29" text:anchor-type="as-char" svg:width="0.43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9">co_occurrence_chart(items</text:span></text:span><text:span text:style-name="Police_20_par_20_défaut"><text:span text:style-name="T5">: vector, </text:span></text:span><text:span text:style-name="Police_20_par_20_défaut"><text:span text:style-name="T9">co_occ</text:span></text:span><text:span text:style-name="Police_20_par_20_défaut"><text:span text:style-name="T5">: matrix(numeric), </text:span></text:span><text:span text:style-name="Police_20_par_20_défaut"><text:span text:style-name="T9">proportions</text:span></text:span><text:span text:style-name="Police_20_par_20_défaut"><text:span text:style-name="T5">: logical,</text:span></text:span></text:p>
      <text:p text:style-name="P17"><text:span text:style-name="Police_20_par_20_défaut"><text:span text:style-name="T5"><text:s text:c="2"/></text:span></text:span><text:span text:style-name="Police_20_par_20_défaut"><text:span text:style-name="T9">min_occ</text:span></text:span><text:span text:style-name="Police_20_par_20_défaut"><text:span text:style-name="T5">: numeric,</text:span></text:span><text:span text:style-name="Police_20_par_20_défaut"><text:span text:style-name="T9"> max_occ</text:span></text:span><text:span text:style-name="Police_20_par_20_défaut"><text:span text:style-name="T5">: numeric, </text:span></text:span><text:span text:style-name="Police_20_par_20_défaut"><text:span text:style-name="T9">vertex_size</text:span></text:span><text:span text:style-name="Police_20_par_20_défaut"><text:span text:style-name="T5">: numeric,</text:span></text:span></text:p>
      <text:p text:style-name="P17"><text:span text:style-name="Police_20_par_20_défaut"><text:span text:style-name="T5"><text:s text:c="2"/></text:span></text:span><text:span text:style-name="Police_20_par_20_défaut"><text:span text:style-name="T9">vertex_alpha</text:span></text:span><text:span text:style-name="Police_20_par_20_défaut"><text:span text:style-name="T5">: numeric,</text:span></text:span><text:span text:style-name="Police_20_par_20_défaut"><text:span text:style-name="T9"> vertex_margin</text:span></text:span><text:span text:style-name="Police_20_par_20_défaut"><text:span text:style-name="T5">: numeric,</text:span></text:span><text:span text:style-name="Police_20_par_20_défaut"><text:span text:style-name="T9"> label_size</text:span></text:span><text:span text:style-name="Police_20_par_20_défaut"><text:span text:style-name="T5">: numeric,</text:span></text:span></text:p>
      <text:p text:style-name="P17"><text:span text:style-name="Police_20_par_20_défaut"><text:span text:style-name="T9"><text:s text:c="2"/>label_margin</text:span></text:span><text:span text:style-name="Police_20_par_20_défaut"><text:span text:style-name="T5">: numeric, </text:span></text:span><text:span text:style-name="Police_20_par_20_défaut"><text:span text:style-name="T9">edge_looseness</text:span></text:span><text:span text:style-name="Police_20_par_20_défaut"><text:span text:style-name="T5">: numeric, </text:span></text:span><text:span text:style-name="Police_20_par_20_défaut"><text:span text:style-name="T9">edge_alpha</text:span></text:span><text:span text:style-name="Police_20_par_20_défaut"><text:span text:style-name="T5">: numeric,</text:span></text:span></text:p>
      <text:p text:style-name="P17"><text:span text:style-name="Police_20_par_20_défaut"><text:span text:style-name="T9"><text:s text:c="2"/>palette</text:span></text:span><text:span text:style-name="Police_20_par_20_défaut"><text:span text:style-name="T5">: character or numeric,</text:span></text:span><text:span text:style-name="Police_20_par_20_défaut"><text:span text:style-name="T9"> palette_direction</text:span></text:span><text:span text:style-name="Police_20_par_20_défaut"><text:span text:style-name="T5">: numeric</text:span></text:span><text:span text:style-name="Police_20_par_20_défaut"><text:span text:style-name="T9">)</text:span></text:span><text:span text:style-name="Police_20_par_20_défaut"><text:span text:style-name="T5">: ggplot2 graph</text:span></text:span></text:p>
      <text:p text:style-name="P3"/>
      <text:p text:style-name="P6"><text:span text:style-name="Police_20_par_20_défaut"><text:span text:style-name="T6"><draw:frame draw:style-name="fr2" draw:name="Objet31" text:anchor-type="as-char" svg:width="0.439cm" style:rel-width="scale" svg:height="0.467cm" style:rel-height="scale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9">has_temporal_data(): </text:span></text:span><text:span text:style-name="Police_20_par_20_défaut"><text:span text:style-name="T5">logical</text:span></text:span></text:p>
      <text:p text:style-name="P6"><text:span text:style-name="Police_20_par_20_défaut"><text:span text:style-name="T7"><draw:frame draw:style-name="fr2" draw:name="Objet32" text:anchor-type="as-char" svg:width="0.439cm" style:rel-width="scale" svg:height="0.467cm" style:rel-height="scale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Police_20_par_20_défaut"><text:span text:style-name="T7"><text:s/></text:span></text:span><text:span text:style-name="Police_20_par_20_défaut"><text:span text:style-name="T9">get_items(items</text:span></text:span><text:span text:style-name="Police_20_par_20_défaut"><text:span text:style-name="T5">: character or vector</text:span></text:span><text:span text:style-name="Police_20_par_20_défaut"><text:span text:style-name="T9">)</text:span></text:span><text:span text:style-name="Police_20_par_20_défaut"><text:span text:style-name="T5">: vector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4cm" style:contextual-spacing="true" fo:line-height="115%" style:page-number="auto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1cm" fo:margin-bottom="0.199cm" style:contextual-spacing="true" fo:line-height="100%" fo:text-align="center" style:justify-single-word="false" style:page-number="auto">
        <style:tab-stops/>
      </style:paragraph-properties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1b3f4d"/>
    </style:style>
    <style:style style:name="MP2" style:family="paragraph">
      <style:paragraph-properties fo:text-align="center"/>
    </style:style>
    <style:style style:name="MT1" style:family="text">
      <style:text-properties officeooo:rsid="001c1c5b"/>
    </style:style>
    <style:style style:name="MT2" style:family="text">
      <style:text-properties officeooo:rsid="002c973c"/>
    </style:style>
    <style:style style:name="MT3" style:family="text">
      <style:text-properties officeooo:rsid="002d1d8c"/>
    </style:style>
    <style:style style:name="MT4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draw:line text:anchor-type="paragraph" draw:z-index="2" draw:name="Forme1" draw:style-name="Mgr1" draw:text-style-name="MP2" svg:x1="0.03cm" svg:y1="-0.229cm" svg:x2="5.33cm" svg:y2="-0.229cm"><text:p/></draw:line>Last update: <text:span text:style-name="MT1">202</text:span><text:span text:style-name="MT2">2</text:span><text:span text:style-name="MT1">-</text:span><text:span text:style-name="MT2">0</text:span><text:span text:style-name="MT3">5</text:span><text:span text:style-name="MT1">-0</text:span><text:span text:style-name="MT3">9</text:span><text:span text:style-name="MT1"><text:tab/><text:tab/></text:span><text:span text:style-name="MT4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3:58:00Z</meta:creation-date>
    <dc:date>2022-05-09T21:48:25.204000000</dc:date>
    <meta:print-date>2021-01-05T13:41:00Z</meta:print-date>
    <meta:editing-cycles>257</meta:editing-cycles>
    <meta:editing-duration>PT5H5M34S</meta:editing-duration>
    <meta:document-statistic meta:table-count="5" meta:image-count="0" meta:object-count="34" meta:page-count="2" meta:paragraph-count="86" meta:word-count="299" meta:character-count="2926" meta:non-whitespace-character-count="2607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i>T</mi>
    <annotation encoding="StarMath 5.0">T
</annotation>
  </semantics>
</math>
</file>

<file path=Object 10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+</mtext>
    <annotation encoding="StarMath 5.0">"+"</annotation>
  </semantics>
</math>
</file>

<file path=Object 13/content.xml><?xml version="1.0" encoding="utf-8"?>
<math xmlns="http://www.w3.org/1998/Math/MathML" display="block">
  <semantics>
    <mtext>+</mtext>
    <annotation encoding="StarMath 5.0">"+"</annotation>
  </semantics>
</math>
</file>

<file path=Object 14/content.xml><?xml version="1.0" encoding="utf-8"?>
<math xmlns="http://www.w3.org/1998/Math/MathML" display="block">
  <semantics>
    <mtext>+</mtext>
    <annotation encoding="StarMath 5.0">"+"</annotation>
  </semantics>
</math>
</file>

<file path=Object 15/content.xml><?xml version="1.0" encoding="utf-8"?>
<math xmlns="http://www.w3.org/1998/Math/MathML" display="block">
  <semantics>
    <mtext>+</mtext>
    <annotation encoding="StarMath 5.0">"+"</annotation>
  </semantics>
</math>
</file>

<file path=Object 16/content.xml><?xml version="1.0" encoding="utf-8"?>
<math xmlns="http://www.w3.org/1998/Math/MathML" display="block">
  <semantics>
    <mtext>+</mtext>
    <annotation encoding="StarMath 5.0">"+"</annotation>
  </semantics>
</math>
</file>

<file path=Object 17/content.xml><?xml version="1.0" encoding="utf-8"?>
<math xmlns="http://www.w3.org/1998/Math/MathML" display="block">
  <semantics>
    <mtext>+</mtext>
    <annotation encoding="StarMath 5.0">"+"</annotation>
  </semantics>
</math>
</file>

<file path=Object 18/content.xml><?xml version="1.0" encoding="utf-8"?>
<math xmlns="http://www.w3.org/1998/Math/MathML" display="block">
  <semantics>
    <mtext>+</mtext>
    <annotation encoding="StarMath 5.0">"+"</annotation>
  </semantics>
</math>
</file>

<file path=Object 19/content.xml><?xml version="1.0" encoding="utf-8"?>
<math xmlns="http://www.w3.org/1998/Math/MathML" display="block">
  <semantics>
    <mtext>+</mtext>
    <annotation encoding="StarMath 5.0">"+"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text>+</mtext>
    <annotation encoding="StarMath 5.0">"+"</annotation>
  </semantics>
</math>
</file>

<file path=Object 21/content.xml><?xml version="1.0" encoding="utf-8"?>
<math xmlns="http://www.w3.org/1998/Math/MathML" display="block">
  <semantics>
    <mtext>+</mtext>
    <annotation encoding="StarMath 5.0">"+"</annotation>
  </semantics>
</math>
</file>

<file path=Object 22/content.xml><?xml version="1.0" encoding="utf-8"?>
<math xmlns="http://www.w3.org/1998/Math/MathML" display="block">
  <semantics>
    <mtext>+</mtext>
    <annotation encoding="StarMath 5.0">"+"</annotation>
  </semantics>
</math>
</file>

<file path=Object 23/content.xml><?xml version="1.0" encoding="utf-8"?>
<math xmlns="http://www.w3.org/1998/Math/MathML" display="block">
  <semantics>
    <mtext>+</mtext>
    <annotation encoding="StarMath 5.0">"+"</annotation>
  </semantics>
</math>
</file>

<file path=Object 24/content.xml><?xml version="1.0" encoding="utf-8"?>
<math xmlns="http://www.w3.org/1998/Math/MathML" display="block">
  <semantics>
    <mtext>+</mtext>
    <annotation encoding="StarMath 5.0">"+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text>+</mtext>
    <annotation encoding="StarMath 5.0">"+"</annotation>
  </semantics>
</math>
</file>

<file path=Object 29/content.xml><?xml version="1.0" encoding="utf-8"?>
<math xmlns="http://www.w3.org/1998/Math/MathML" display="block">
  <semantics>
    <mtext>+</mtext>
    <annotation encoding="StarMath 5.0">"+"</annotation>
  </semantics>
</math>
</file>

<file path=Object 3/content.xml><?xml version="1.0" encoding="utf-8"?>
<math xmlns="http://www.w3.org/1998/Math/MathML" display="block">
  <semantics>
    <mtext>+</mtext>
    <annotation encoding="StarMath 5.0">"+"</annotation>
  </semantics>
</math>
</file>

<file path=Object 30/content.xml><?xml version="1.0" encoding="utf-8"?>
<math xmlns="http://www.w3.org/1998/Math/MathML" display="block">
  <semantics>
    <mtext>−</mtext>
    <annotation encoding="StarMath 5.0">"−"</annotation>
  </semantics>
</math>
</file>

<file path=Object 31/content.xml><?xml version="1.0" encoding="utf-8"?>
<math xmlns="http://www.w3.org/1998/Math/MathML" display="block">
  <semantics>
    <mtext>+</mtext>
    <annotation encoding="StarMath 5.0">"+"</annotation>
  </semantics>
</math>
</file>

<file path=Object 32/content.xml><?xml version="1.0" encoding="utf-8"?>
<math xmlns="http://www.w3.org/1998/Math/MathML" display="block">
  <semantics>
    <mtext>−</mtext>
    <annotation encoding="StarMath 5.0">"−"</annotation>
  </semantics>
</math>
</file>

<file path=Object 33/content.xml><?xml version="1.0" encoding="utf-8"?>
<math xmlns="http://www.w3.org/1998/Math/MathML" display="block">
  <semantics>
    <mtext>−</mtext>
    <annotation encoding="StarMath 5.0">"−"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4/content.xml><?xml version="1.0" encoding="utf-8"?>
<math xmlns="http://www.w3.org/1998/Math/MathML" display="block">
  <semantics>
    <mtext>−</mtext>
    <annotation encoding="StarMath 5.0">"−"</annotation>
  </semantics>
</math>
</file>

<file path=Object 5/content.xml><?xml version="1.0" encoding="utf-8"?>
<math xmlns="http://www.w3.org/1998/Math/MathML" display="block">
  <semantics>
    <mtext>+</mtext>
    <annotation encoding="StarMath 5.0">"+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7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